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ynamic Programing" table:style-name="ta1">
        <table:shapes>
          <draw:frame draw:z-index="0" draw:style-name="gr1" draw:text-style-name="P1" svg:width="159.97mm" svg:height="90.04mm" svg:x="113.16mm" svg:y="4.52mm">
            <loext:p/>
            <draw:object draw:notify-on-update-of-ranges="'Dynamic Programing'.B2:'Dynamic Programing'.B2 'Dynamic Programing'.B3:'Dynamic Programing'.B12 'Dynamic Programing'.D2:'Dynamic Programing'.D2 'Dynamic Programing'.D3:'Dynamic Programing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/>
          <table:table-cell table:style-name="ce3" office:value-type="string" calcext:value-type="string" table:number-columns-spanned="3" table:number-rows-spanned="1">
            <text:p>Programowanie Dynamiczne</text:p>
          </table:table-cell>
          <table:covered-table-cell table:style-name="ce3"/>
          <table:covered-table-cell/>
          <table:table-cell/>
        </table:table-row>
        <table:table-row table:style-name="ro1">
          <table:table-cell/>
          <table:table-cell table:style-name="ce1" office:value-type="string" calcext:value-type="string">
            <text:p>Wierzchołki</text:p>
          </table:table-cell>
          <table:table-cell table:style-name="ce1" office:value-type="string" calcext:value-type="string">
            <text:p>Czas [ns]</text:p>
          </table:table-cell>
          <table:table-cell table:style-name="ce1" office:value-type="string" calcext:value-type="string">
            <text:p>Czas [ms]</text:p>
          </table:table-cell>
          <table:table-cell table:style-name="ce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3]*10^-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883" calcext:value-type="float">
            <text:p>61883</text:p>
          </table:table-cell>
          <table:table-cell table:formula="of:=[.C4]*10^-6" office:value-type="float" office:value="0.061883" calcext:value-type="float">
            <text:p>0,0618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5111" calcext:value-type="float">
            <text:p>105111</text:p>
          </table:table-cell>
          <table:table-cell table:formula="of:=[.C5]*10^-6" office:value-type="float" office:value="0.105111" calcext:value-type="float">
            <text:p>0,10511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57896" calcext:value-type="float">
            <text:p>557896</text:p>
          </table:table-cell>
          <table:table-cell table:formula="of:=[.C6]*10^-6" office:value-type="float" office:value="0.557896" calcext:value-type="float">
            <text:p>0,55789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52105" calcext:value-type="float">
            <text:p>2052105</text:p>
          </table:table-cell>
          <table:table-cell table:formula="of:=[.C7]*10^-6" office:value-type="float" office:value="2.052105" calcext:value-type="float">
            <text:p>2,05210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747087" calcext:value-type="float">
            <text:p>7747087</text:p>
          </table:table-cell>
          <table:table-cell table:formula="of:=[.C8]*10^-6" office:value-type="float" office:value="7.747087" calcext:value-type="float">
            <text:p>7,747087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1633170" calcext:value-type="float">
            <text:p>41633170</text:p>
          </table:table-cell>
          <table:table-cell table:formula="of:=[.C9]*10^-6" office:value-type="float" office:value="41.63317" calcext:value-type="float">
            <text:p>41,63317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18679040" calcext:value-type="float">
            <text:p>218679040</text:p>
          </table:table-cell>
          <table:table-cell table:formula="of:=[.C10]*10^-6" office:value-type="float" office:value="218.67904" calcext:value-type="float">
            <text:p>218,67904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47388997" calcext:value-type="float">
            <text:p>1147388997</text:p>
          </table:table-cell>
          <table:table-cell table:formula="of:=[.C11]*10^-6" office:value-type="float" office:value="1147.388997" calcext:value-type="float">
            <text:p>1147,38899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934682443" calcext:value-type="float">
            <text:p>5934682443</text:p>
          </table:table-cell>
          <table:table-cell table:formula="of:=[.C12]*10^-6" office:value-type="float" office:value="5934.682443" calcext:value-type="float">
            <text:p>5934,682443</text:p>
          </table:table-cell>
          <table:table-cell/>
        </table:table-row>
        <table:table-row table:style-name="ro1">
          <table:table-cell table:number-columns-repeated="5"/>
        </table:table-row>
      </table:table>
      <table:table table:name="Brute Force" table:style-name="ta1">
        <table:shapes>
          <draw:frame draw:z-index="0" draw:style-name="gr1" draw:text-style-name="P1" svg:width="159.97mm" svg:height="90.04mm" svg:x="113.99mm" svg:y="5.58mm">
            <loext:p/>
            <draw:object draw:notify-on-update-of-ranges="'Brute Force'.B2:'Brute Force'.B2 'Brute Force'.B3:'Brute Force'.B12 'Brute Force'.C2:'Brute Force'.C2 'Brute Force'.D3:'Brute Force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/>
          <table:table-cell table:style-name="ce3" office:value-type="string" calcext:value-type="string" table:number-columns-spanned="3" table:number-rows-spanned="1">
            <text:p>Przegląd Zupełny</text:p>
          </table:table-cell>
          <table:covered-table-cell table:style-name="ce3"/>
          <table:covered-table-cell table:style-name="Default"/>
        </table:table-row>
        <table:table-row table:style-name="ro1">
          <table:table-cell/>
          <table:table-cell table:style-name="ce3" office:value-type="string" calcext:value-type="string">
            <text:p>Wierzchołki</text:p>
          </table:table-cell>
          <table:table-cell table:style-name="ce3" office:value-type="string" calcext:value-type="string">
            <text:p>Czas [ns]</text:p>
          </table:table-cell>
          <table:table-cell table:style-name="ce3" office:value-type="string" calcext:value-type="string">
            <text:p>Czas [ms]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3]*10^-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9023" calcext:value-type="float">
            <text:p>39023</text:p>
          </table:table-cell>
          <table:table-cell table:formula="of:=[.C4]*10^-6" office:value-type="float" office:value="0.039023" calcext:value-type="float">
            <text:p>0,0390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7432" calcext:value-type="float">
            <text:p>137432</text:p>
          </table:table-cell>
          <table:table-cell table:formula="of:=[.C5]*10^-6" office:value-type="float" office:value="0.137432" calcext:value-type="float">
            <text:p>0,1374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37122" calcext:value-type="float">
            <text:p>3237122</text:p>
          </table:table-cell>
          <table:table-cell table:formula="of:=[.C6]*10^-6" office:value-type="float" office:value="3.237122" calcext:value-type="float">
            <text:p>3,23712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1907169" calcext:value-type="float">
            <text:p>91907169</text:p>
          </table:table-cell>
          <table:table-cell table:formula="of:=[.C7]*10^-6" office:value-type="float" office:value="91.907169" calcext:value-type="float">
            <text:p>91,9071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999635017" calcext:value-type="float">
            <text:p>8999635017</text:p>
          </table:table-cell>
          <table:table-cell table:formula="of:=[.C8]*10^-6" office:value-type="float" office:value="8999.635017" calcext:value-type="float">
            <text:p>8999,6350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8]*11*12" office:value-type="float" office:value="1187951822244" calcext:value-type="float">
            <text:p>1187951822244</text:p>
          </table:table-cell>
          <table:table-cell table:formula="of:=[.C9]*10^-6" office:value-type="float" office:value="1187951.822244" calcext:value-type="float">
            <text:p>1187951,8222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9]*13*14" office:value-type="float" office:value="216207231648408" calcext:value-type="float">
            <text:p>216207231648408</text:p>
          </table:table-cell>
          <table:table-cell table:formula="of:=[.C10]*10^-6" office:value-type="float" office:value="216207231.648408" calcext:value-type="float">
            <text:p>216207231,64840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0]*15*16" office:value-type="float" office:value="5.18897355956179E+016" calcext:value-type="float">
            <text:p>5,18897355956179E+016</text:p>
          </table:table-cell>
          <table:table-cell table:formula="of:=[.C11]*10^-6" office:value-type="float" office:value="51889735595.6179" calcext:value-type="float">
            <text:p>51889735595,617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11]*17*18" office:value-type="float" office:value="1.58782590922591E+019" calcext:value-type="float">
            <text:p>1,58782590922591E+019</text:p>
          </table:table-cell>
          <table:table-cell table:formula="of:=[.C12]*10^-6" office:value-type="float" office:value="15878259092259.1" calcext:value-type="float">
            <text:p>15878259092259,1</text:p>
          </table:table-cell>
        </table:table-row>
        <table:table-row table:style-name="ro1">
          <table:table-cell table:number-columns-repeated="3"/>
          <table:table-cell table:style-name="ce3"/>
        </table:table-row>
      </table:table>
      <table:table table:name="Equals" table:style-name="ta1">
        <table:shapes>
          <draw:frame draw:z-index="0" draw:style-name="gr1" draw:text-style-name="P1" svg:width="229.36mm" svg:height="107.31mm" svg:x="115.38mm" svg:y="15.93mm">
            <loext:p/>
            <draw:object draw:notify-on-update-of-ranges="Equals.B3:Equals.B13 Equals.C2:Equals.C2 Equals.C3:Equals.C13 Equals.B3:Equals.B13 Equals.D2:Equals.D2 Equals.D3:Equals.D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Wierzchołki</text:p>
          </table:table-cell>
          <table:table-cell table:style-name="ce3" office:value-type="string" calcext:value-type="string">
            <text:p>Programowanie Dynamiczne</text:p>
          </table:table-cell>
          <table:table-cell table:style-name="ce3" office:value-type="string" calcext:value-type="string">
            <text:p>Przegląd Zupełn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61883" calcext:value-type="float">
            <text:p>0,061883</text:p>
          </table:table-cell>
          <table:table-cell table:style-name="ce2" office:value-type="float" office:value="0.039023" calcext:value-type="float">
            <text:p>0,0390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105111" calcext:value-type="float">
            <text:p>0,105111</text:p>
          </table:table-cell>
          <table:table-cell table:style-name="ce2" office:value-type="float" office:value="0.137432" calcext:value-type="float">
            <text:p>0,1374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0.557896" calcext:value-type="float">
            <text:p>0,557896</text:p>
          </table:table-cell>
          <table:table-cell table:style-name="ce2" office:value-type="float" office:value="3.237122" calcext:value-type="float">
            <text:p>3,23712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2.052105" calcext:value-type="float">
            <text:p>2,052105</text:p>
          </table:table-cell>
          <table:table-cell table:style-name="ce2" office:value-type="float" office:value="91.907169" calcext:value-type="float">
            <text:p>91,9071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7.747087" calcext:value-type="float">
            <text:p>7,747087</text:p>
          </table:table-cell>
          <table:table-cell table:style-name="ce2" office:value-type="float" office:value="8999.635017" calcext:value-type="float">
            <text:p>8999,6350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41.63317" calcext:value-type="float">
            <text:p>41,63317</text:p>
          </table:table-cell>
          <table:table-cell table:style-name="ce2" office:value-type="float" office:value="1187951.822244" calcext:value-type="float">
            <text:p>1187951,8222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office:value-type="float" office:value="218.67904" calcext:value-type="float">
            <text:p>218,67904</text:p>
          </table:table-cell>
          <table:table-cell table:style-name="ce2" office:value-type="float" office:value="216207231.648408" calcext:value-type="float">
            <text:p>216207231,64840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1147.388997" calcext:value-type="float">
            <text:p>1147,388997</text:p>
          </table:table-cell>
          <table:table-cell table:style-name="ce2" office:value-type="float" office:value="51889735595.6179" calcext:value-type="float">
            <text:p>51889735595,617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5934.682443" calcext:value-type="float">
            <text:p>5934,682443</text:p>
          </table:table-cell>
          <table:table-cell table:style-name="ce2" office:value-type="float" office:value="15878259092259.1" calcext:value-type="float">
            <text:p>15878259092259,1</text:p>
          </table:table-cell>
        </table:table-row>
        <table:table-row table:style-name="ro1"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Wierzchołki</text:p>
          </table:table-cell>
          <table:table-cell table:style-name="ce3" office:value-type="string" calcext:value-type="string">
            <text:p>Różnica [ms]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D3]-[.C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D4]-[.C4]" office:value-type="float" office:value="-0.02286" calcext:value-type="float">
            <text:p>-0,0228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5]-[.D5]" office:value-type="float" office:value="-0.032321" calcext:value-type="float">
            <text:p>-0,03232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D6]-[.C6]" office:value-type="float" office:value="2.679226" calcext:value-type="float">
            <text:p>2,67922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D7]-[.C7]" office:value-type="float" office:value="89.855064" calcext:value-type="float">
            <text:p>89,85506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D8]-[.C8]" office:value-type="float" office:value="8991.88793" calcext:value-type="float">
            <text:p>8991,88793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D9]-[.C9]" office:value-type="float" office:value="1187910.189074" calcext:value-type="float">
            <text:p>1187910,189074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D10]-[.C10]" office:value-type="float" office:value="216207012.969368" calcext:value-type="float">
            <text:p>216207012,969368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D11]-[.C11]" office:value-type="float" office:value="51889734448.2289" calcext:value-type="float">
            <text:p>51889734448,2289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D12]-[.C12]" office:value-type="float" office:value="15878259086324.4" calcext:value-type="float">
            <text:p>15878259086324,4</text:p>
          </table:table-cell>
          <table:table-cell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.00.0000</text:date>, <text:time style:data-style-name="N2" text:time-value="21:34:49.09819011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Kurek</meta:initial-creator>
    <meta:creation-date>2017-11-06T01:56:13.983623969</meta:creation-date>
    <dc:date>2017-11-19T22:30:32.813833913</dc:date>
    <dc:creator>Igor Kurek</dc:creator>
    <meta:editing-duration>PT9M24S</meta:editing-duration>
    <meta:editing-cycles>2</meta:editing-cycles>
    <meta:generator>LibreOffice/5.4.3.2$Linux_X86_64 LibreOffice_project/40m0$Build-2</meta:generator>
    <meta:document-statistic meta:table-count="3" meta:cell-count="1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085cm" svg:y="0.316cm" chart:style-name="ch2">
          <text:p>Programowanie Dynamiczne</text:p>
        </chart:title>
        <chart:plot-area chart:style-name="ch3" table:cell-range-address="'Dynamic Programing'.B2:'Dynamic Programing'.B12 'Dynamic Programing'.D2:'Dynamic Programing'.D12" chart:data-source-has-labels="row" svg:x="1.33cm" svg:y="1.275cm" svg:width="14.349cm" svg:height="6.569cm">
          <chartooo:coordinate-region svg:x="2.322cm" svg:y="1.474cm" svg:width="13.17cm" svg:height="5.723cm"/>
          <chart:axis chart:dimension="x" chart:name="primary-x" chart:style-name="ch4">
            <chart:title svg:x="7.097cm" svg:y="8.024cm" chart:style-name="ch5">
              <text:p>Ilość wierzchołków</text:p>
            </chart:title>
            <chart:grid chart:style-name="ch6" chart:class="major"/>
          </chart:axis>
          <chart:axis chart:dimension="y" chart:name="primary-y" chart:style-name="ch4">
            <chart:title svg:x="0.451cm" svg:y="5.317cm" chart:style-name="ch7">
              <text:p>Czas [ms]</text:p>
            </chart:title>
            <chart:grid chart:style-name="ch6" chart:class="major"/>
          </chart:axis>
          <chart:series chart:style-name="ch8" chart:values-cell-range-address="'Dynamic Programing'.D3:'Dynamic Programing'.D12" chart:label-cell-address="'Dynamic Programing'.D2:'Dynamic Programing'.D2" chart:class="chart:scatter">
            <chart:domain table:cell-range-address="'Dynamic Programing'.B3:'Dynamic Programing'.B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Czas [ms]</text:p>
                <draw:g>
                  <svg:desc>'Dynamic Programing'.D2:'Dynamic Programing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ynamic Programing'.B3:'Dynamic Programing'.B12</svg:desc>
                </draw:g>
              </table:table-cell>
              <table:table-cell office:value-type="float" office:value="0">
                <text:p>0</text:p>
                <draw:g>
                  <svg:desc>'Dynamic Programing'.D3:'Dynamic Programing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1883">
                <text:p>0.061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05111">
                <text:p>0.105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557896">
                <text:p>0.557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052105">
                <text:p>2.052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.747087">
                <text:p>7.747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1.63317">
                <text:p>41.63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18.67904">
                <text:p>218.67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47.388997">
                <text:p>1147.388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934.682443">
                <text:p>5934.682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196cm" svg:y="0.316cm" chart:style-name="ch2">
          <text:p>Przegląd Zupełny</text:p>
        </chart:title>
        <chart:plot-area chart:style-name="ch3" table:cell-range-address="'Brute Force'.B2:'Brute Force'.B12 'Brute Force'.C2:'Brute Force'.C2 'Brute Force'.D3:'Brute Force'.D12" chart:data-source-has-labels="both" svg:x="1.33cm" svg:y="1.275cm" svg:width="14.349cm" svg:height="6.569cm">
          <chartooo:coordinate-region svg:x="3.989cm" svg:y="1.474cm" svg:width="11.318cm" svg:height="5.723cm"/>
          <chart:axis chart:dimension="x" chart:name="primary-x" chart:style-name="ch4" chartooo:axis-type="auto">
            <chart:title svg:x="6.925cm" svg:y="8.024cm" chart:style-name="ch5">
              <text:p>Liczba Wierzchołków</text:p>
            </chart:title>
            <chart:categories table:cell-range-address="'Brute Force'.B2:'Brute Force'.B2"/>
            <chart:grid chart:style-name="ch6" chart:class="major"/>
          </chart:axis>
          <chart:axis chart:dimension="y" chart:name="primary-y" chart:style-name="ch4">
            <chart:title svg:x="0.451cm" svg:y="5.317cm" chart:style-name="ch7">
              <text:p>Czas [ms]</text:p>
            </chart:title>
            <chart:grid chart:style-name="ch6" chart:class="major"/>
          </chart:axis>
          <chart:series chart:style-name="ch8" chart:values-cell-range-address="'Brute Force'.D3:'Brute Force'.D12" chart:label-cell-address="'Brute Force'.C2:'Brute Force'.C2" chart:class="chart:scatter">
            <chart:domain table:cell-range-address="'Brute Force'.B3:'Brute Force'.B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Czas [ns]</text:p>
                <draw:g>
                  <svg:desc>'Brute Force'.C2:'Brute Force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erzchołki</text:p>
                <draw:g>
                  <svg:desc>'Brute Force'.B2:'Brute Force'.B2</svg:desc>
                </draw:g>
              </table:table-cell>
              <table:table-cell office:value-type="float" office:value="0">
                <text:p>0</text:p>
                <draw:g>
                  <svg:desc>'Brute Force'.B3:'Brute Force'.B12</svg:desc>
                </draw:g>
              </table:table-cell>
              <table:table-cell office:value-type="float" office:value="0">
                <text:p>0</text:p>
                <draw:g>
                  <svg:desc>'Brute Force'.D3:'Brute Force'.D12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39023">
                <text:p>0.03902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137432">
                <text:p>0.13743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3.237122">
                <text:p>3.23712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91.907169">
                <text:p>91.90716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8999.635017">
                <text:p>8999.63501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187951.822244">
                <text:p>1187951.822244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216207231.648408">
                <text:p>216207231.64840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51889735595.6179">
                <text:p>51889735595.6179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15878259092259.1">
                <text:p>15878259092259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937cm" svg:height="10.732cm" xlink:href=".." xlink:type="simple" chart:class="chart:scatter" chart:style-name="ch1">
        <chart:title svg:x="7.429cm" svg:y="0.35cm" chart:style-name="ch2">
          <text:p>Porównanie czasów dla obu algorytmów</text:p>
        </chart:title>
        <chart:legend chart:legend-position="bottom" svg:x="6.815cm" svg:y="10.133cm" style:legend-expansion="wide" chart:style-name="ch3"/>
        <chart:plot-area chart:style-name="ch4" table:cell-range-address="Equals.B3:Equals.D13 Equals.C2:Equals.D2" chart:data-source-has-labels="row" svg:x="1.469cm" svg:y="1.343cm" svg:width="21.01cm" svg:height="7.411cm">
          <chartooo:coordinate-region svg:x="4.128cm" svg:y="1.542cm" svg:width="17.979cm" svg:height="6.565cm"/>
          <chart:axis chart:dimension="x" chart:name="primary-x" chart:style-name="ch5">
            <chart:title svg:x="10.541cm" svg:y="8.968cm" chart:style-name="ch6">
              <text:p>Ilość Wierzchołków</text:p>
            </chart:title>
            <chart:grid chart:style-name="ch7" chart:class="major"/>
          </chart:axis>
          <chart:axis chart:dimension="y" chart:name="primary-y" chart:style-name="ch5">
            <chart:title svg:x="0.451cm" svg:y="5.767cm" chart:style-name="ch8">
              <text:p>Czas [ns]</text:p>
            </chart:title>
            <chart:grid chart:style-name="ch7" chart:class="major"/>
          </chart:axis>
          <chart:series chart:style-name="ch9" chart:values-cell-range-address="Equals.C3:Equals.C13" chart:label-cell-address="Equals.C2:Equals.C2" chart:class="chart:scatter">
            <chart:domain table:cell-range-address="Equals.B3:Equals.B13"/>
            <chart:data-point chart:repeated="11"/>
          </chart:series>
          <chart:series chart:style-name="ch10" chart:values-cell-range-address="Equals.D3:Equals.D13" chart:label-cell-address="Equals.D2:Equals.D2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Programowanie Dynamiczne</text:p>
                <draw:g>
                  <svg:desc>Equals.C2:Equals.C2</svg:desc>
                </draw:g>
              </table:table-cell>
              <table:table-cell office:value-type="string">
                <text:p>Przegląd Zupełny</text:p>
                <draw:g>
                  <svg:desc>Equals.D2:Equal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quals.B3:Equals.B13</svg:desc>
                </draw:g>
              </table:table-cell>
              <table:table-cell office:value-type="float" office:value="0">
                <text:p>0</text:p>
                <draw:g>
                  <svg:desc>Equals.C3:Equals.C13</svg:desc>
                </draw:g>
              </table:table-cell>
              <table:table-cell office:value-type="float" office:value="0">
                <text:p>0</text:p>
                <draw:g>
                  <svg:desc>Equals.D3:Equal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1883">
                <text:p>0.061883</text:p>
              </table:table-cell>
              <table:table-cell office:value-type="float" office:value="0.039023">
                <text:p>0.039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05111">
                <text:p>0.105111</text:p>
              </table:table-cell>
              <table:table-cell office:value-type="float" office:value="0.137432">
                <text:p>0.137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557896">
                <text:p>0.557896</text:p>
              </table:table-cell>
              <table:table-cell office:value-type="float" office:value="3.237122">
                <text:p>3.237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052105">
                <text:p>2.052105</text:p>
              </table:table-cell>
              <table:table-cell office:value-type="float" office:value="91.907169">
                <text:p>91.907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.747087">
                <text:p>7.747087</text:p>
              </table:table-cell>
              <table:table-cell office:value-type="float" office:value="8999.635017">
                <text:p>8999.635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1.63317">
                <text:p>41.63317</text:p>
              </table:table-cell>
              <table:table-cell office:value-type="float" office:value="1187951.822244">
                <text:p>1187951.822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18.67904">
                <text:p>218.67904</text:p>
              </table:table-cell>
              <table:table-cell office:value-type="float" office:value="216207231.648408">
                <text:p>216207231.648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47.388997">
                <text:p>1147.388997</text:p>
              </table:table-cell>
              <table:table-cell office:value-type="float" office:value="51889735595.6179">
                <text:p>51889735595.6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934.682443">
                <text:p>5934.682443</text:p>
              </table:table-cell>
              <table:table-cell office:value-type="float" office:value="15878259092259.1">
                <text:p>1587825909225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